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a5830" draw:textarea-horizontal-align="justify" draw:textarea-vertical-align="middle" draw:auto-grow-height="false" fo:min-height="0.441cm" fo:min-width="0.317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2cm"/>
    </style:style>
    <style:style style:name="gr5" style:family="graphic" style:parent-style-name="standard">
      <style:graphic-properties draw:stroke="none" draw:fill="none" fo:min-height="0.844cm"/>
    </style:style>
    <style:style style:name="P1" style:family="paragraph">
      <loext:graphic-properties draw:fill-color="#da583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Malgun Gothic" fo:font-size="12pt" fo:font-weight="bold" style:font-size-asian="12pt" style:font-size-complex="12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style:font-name="Malgun Gothic" fo:font-size="12pt" fo:font-weight="bold" style:font-size-asian="12pt" style:font-size-complex="12pt"/>
    </style:style>
    <style:style style:name="T2" style:family="text">
      <style:text-properties style:font-name="Malgun Gothic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299cm" svg:height="1.099cm" svg:x="0.102cm" svg:y="1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99cm" svg:height="1.099cm" svg:x="7.301cm" svg:y="1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" draw:text-style-name="P2" draw:layer="layout" draw:type="lines" svg:x1="0.901cm" svg:y1="1.551cm" svg:x2="7.801cm" svg:y2="1.551cm" draw:start-shape="id1" draw:start-glue-point="10" draw:end-shape="id2" draw:end-glue-point="6" svg:d="M901 1551h501 5897 502" svg:viewBox="0 0 6901 1">
          <text:p/>
        </draw:connector>
        <draw:custom-shape draw:style-name="gr3" draw:text-style-name="P3" xml:id="id2" draw:id="id2" draw:layer="layout" svg:width="0.299cm" svg:height="0.299cm" svg:x="7.80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299cm" svg:height="0.299cm" svg:x="0.602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99cm" svg:height="1.099cm" svg:x="1.302cm" svg:y="1.8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99cm" svg:height="1.099cm" svg:x="0.202cm" svg:y="2.6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3" draw:id="id3" draw:layer="layout" svg:width="0.299cm" svg:height="0.299cm" svg:x="1.802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299cm" svg:height="0.299cm" svg:x="0.702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2.101cm" svg:y1="2.35cm" svg:x2="3.028cm" svg:y2="1.551cm" draw:start-shape="id3" draw:start-glue-point="1" svg:d="M2101 2350h501l426-799" svg:viewBox="0 0 928 800">
          <text:p/>
        </draw:connector>
        <draw:connector draw:style-name="gr2" draw:text-style-name="P2" draw:layer="layout" draw:type="lines" draw:line-skew="1.198cm" svg:x1="1.001cm" svg:y1="3.151cm" svg:x2="3.549cm" svg:y2="1.558cm" draw:start-shape="id4" draw:start-glue-point="10" svg:d="M1001 3151h1699l849-1593" svg:viewBox="0 0 2549 1594">
          <text:p/>
        </draw:connector>
        <draw:custom-shape draw:style-name="gr1" draw:text-style-name="P1" draw:layer="layout" svg:width="1.299cm" svg:height="1.099cm" svg:x="6.301cm" svg:y="0.2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5" draw:id="id5" draw:layer="layout" svg:width="0.299cm" svg:height="0.299cm" svg:x="6.801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5.478cm" svg:y1="1.58cm" svg:x2="6.801cm" svg:y2="0.751cm" draw:end-shape="id5" draw:end-glue-point="6" svg:d="M5478 1580l821-829h502" svg:viewBox="0 0 1324 830">
          <text:p/>
        </draw:connector>
        <draw:frame draw:style-name="gr4" draw:text-style-name="P5" draw:layer="layout" svg:width="4.2cm" svg:height="0.81cm" svg:x="3.7cm" svg:y="1.63cm">
          <draw:text-box>
            <text:p text:style-name="P4"><text:span text:style-name="T1">DIaaS Platform</text:span></text:p>
          </draw:text-box>
        </draw:frame>
        <draw:frame draw:style-name="gr5" draw:text-style-name="P7" draw:layer="layout" svg:width="5.497cm" svg:height="1.094cm" svg:x="0.203cm" svg:y="-0.194cm">
          <draw:text-box>
            <text:p text:style-name="P6"><text:span text:style-name="T2">Data Integration</text:span></text:p>
          </draw:text-box>
        </draw:frame>
        <draw:frame draw:style-name="gr5" draw:text-style-name="P7" draw:layer="layout" svg:width="4.054cm" svg:height="1.094cm" svg:x="1.646cm" svg:y="0.5cm">
          <draw:text-box>
            <text:p text:style-name="P6"><text:span text:style-name="T2">as a Serv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7cm" fo:page-height="3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4:21:15.727000000</meta:creation-date>
    <dc:date>2018-03-06T15:07:58.543000000</dc:date>
    <meta:editing-duration>PT6H14M43S</meta:editing-duration>
    <meta:editing-cycles>5</meta:editing-cycles>
    <meta:generator>LibreOffice/5.3.4.2$Windows_X86_64 LibreOffice_project/f82d347ccc0be322489bf7da61d7e4ad13fe2ff3</meta:generator>
    <meta:document-statistic meta:object-count="17"/>
  </office:meta>
</office:document-meta>
</file>